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8pt" style:font-size-asian="8pt" style:font-size-complex="8pt"/>
    </style:style>
    <style:style style:name="P2" style:family="paragraph" style:parent-style-name="Standard">
      <style:text-properties style:font-name="Liberation Mono" fo:font-size="8pt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port java.util.*;</text:p>
      <text:p text:style-name="P1"/>
      <text:p text:style-name="P1">public class Main {</text:p>
      <text:p text:style-name="P1"><text:s text:c="2"/>public static void main(String[] args) {</text:p>
      <text:p text:style-name="P1"><text:s text:c="4"/>var todo = new ToDo();</text:p>
      <text:p text:style-name="P1"/>
      <text:p text:style-name="P1"><text:s text:c="4"/>todo.addTask("water plants");</text:p>
      <text:p text:style-name="P1"><text:s text:c="4"/>todo.addTask("walk dog");</text:p>
      <text:p text:style-name="P1"><text:s text:c="4"/>todo.markDone("walk dog");</text:p>
      <text:p text:style-name="P1"><text:s text:c="4"/>// todo.removeTask("walk dog");</text:p>
      <text:p text:style-name="P1"/>
      <text:p text:style-name="P1"><text:s text:c="4"/>System.out.println(todo);</text:p>
      <text:p text:style-name="P1"><text:s text:c="2"/>}</text:p>
      <text:p text:style-name="P1">}</text:p>
      <text:p text:style-name="P1"/>
      <text:p text:style-name="P1">class Task {</text:p>
      <text:p text:style-name="P1"><text:s text:c="2"/>String label;</text:p>
      <text:p text:style-name="P1"><text:s text:c="2"/>boolean isDone = false;</text:p>
      <text:p text:style-name="P1"/>
      <text:p text:style-name="P1"><text:s text:c="2"/>Task(String label) {</text:p>
      <text:p text:style-name="P1"><text:s text:c="4"/>this.label = label;</text:p>
      <text:p text:style-name="P1"><text:s text:c="2"/>}</text:p>
      <text:p text:style-name="P1"/>
      <text:p text:style-name="P1"><text:s text:c="2"/>boolean matches(String label) {</text:p>
      <text:p text:style-name="P1"><text:s text:c="4"/>return this.label == label;</text:p>
      <text:p text:style-name="P1"><text:s text:c="2"/>}</text:p>
      <text:p text:style-name="P1"/>
      <text:p text:style-name="P1"><text:s text:c="2"/>public String toString() {</text:p>
      <text:p text:style-name="P1"><text:s text:c="4"/>var marker = isDone ? "[x] " : "[ ] ";</text:p>
      <text:p text:style-name="P1"><text:s text:c="4"/>return marker + label;</text:p>
      <text:p text:style-name="P1"><text:s text:c="2"/>}</text:p>
      <text:p text:style-name="P1">}</text:p>
      <text:p text:style-name="P1"/>
      <text:p text:style-name="P1">class ToDo {</text:p>
      <text:p text:style-name="P1"><text:s text:c="2"/>List&lt;Task&gt; tasks = new ArrayList&lt;&gt;();</text:p>
      <text:p text:style-name="P1"/>
      <text:p text:style-name="P1"><text:s text:c="2"/>void markDone(String label) {</text:p>
      <text:p text:style-name="P1"><text:s text:c="4"/>for (var task : tasks) {</text:p>
      <text:p text:style-name="P1"><text:s text:c="6"/>if (task.matches(label)) {</text:p>
      <text:p text:style-name="P1"><text:s text:c="8"/>task.isDone = true;</text:p>
      <text:p text:style-name="P1"><text:s text:c="6"/>}</text:p>
      <text:p text:style-name="P1"><text:s text:c="4"/>}</text:p>
      <text:p text:style-name="P1"><text:s text:c="2"/>}</text:p>
      <text:p text:style-name="P1"/>
      <text:p text:style-name="P1"><text:s text:c="2"/>void addTask(String label) {</text:p>
      <text:p text:style-name="P1"><text:s text:c="4"/>tasks.add(new Task(label));</text:p>
      <text:p text:style-name="P1"><text:s text:c="2"/>}</text:p>
      <text:p text:style-name="P1"/>
      <text:p text:style-name="P1"><text:s text:c="2"/>void removeTask(String label) {</text:p>
      <text:p text:style-name="P1"><text:s text:c="4"/>List&lt;Task&gt; newTasks = new ArrayList&lt;&gt;();</text:p>
      <text:p text:style-name="P1"/>
      <text:p text:style-name="P1"><text:s text:c="4"/>for (var task : tasks) {</text:p>
      <text:p text:style-name="P1"><text:s text:c="6"/>if (!task.matches(label)) {</text:p>
      <text:p text:style-name="P1"><text:s text:c="8"/>newTasks.add(task);</text:p>
      <text:p text:style-name="P1"><text:s text:c="6"/>}</text:p>
      <text:p text:style-name="P1"><text:s text:c="4"/>}</text:p>
      <text:p text:style-name="P1"/>
      <text:p text:style-name="P1"><text:s text:c="4"/>tasks = newTasks;</text:p>
      <text:p text:style-name="P1"><text:s text:c="2"/>}</text:p>
      <text:p text:style-name="P1"/>
      <text:p text:style-name="P1"><text:s text:c="2"/>public String toString() {</text:p>
      <text:p text:style-name="P1"><text:s text:c="4"/>var count = tasks.size();</text:p>
      <text:p text:style-name="P1"><text:s text:c="4"/>var remaining = 0;</text:p>
      <text:p text:style-name="P1"><text:s text:c="4"/>var result = "";</text:p>
      <text:p text:style-name="P1"/>
      <text:p text:style-name="P1"><text:s text:c="4"/>for (var task : tasks) {</text:p>
      <text:p text:style-name="P1"><text:s text:c="6"/>result += task + "\n";</text:p>
      <text:p text:style-name="P1"><text:s text:c="6"/>remaining += task.isDone ? 0 : 1;</text:p>
      <text:p text:style-name="P1"><text:s text:c="4"/>}</text:p>
      <text:p text:style-name="P1"/>
      <text:p text:style-name="P1"><text:s text:c="4"/>result += count + " tasks, " + remaining + " remaining";</text:p>
      <text:p text:style-name="P1"><text:s text:c="4"/>return result;</text:p>
      <text:p text:style-name="P1"><text:s text:c="2"/>}</text:p>
      <text:p text:style-name="P1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6in" fo:margin-bottom="0.6in" fo:margin-left="0.6in" fo:margin-right="0.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9T11:44:39.403684953</meta:creation-date>
    <dc:date>2024-12-09T12:59:22.614099562</dc:date>
    <meta:editing-duration>PT1H9M12S</meta:editing-duration>
    <meta:editing-cycles>3</meta:editing-cycles>
    <meta:generator>LibreOffice/7.3.7.2$Linux_X86_64 LibreOffice_project/30$Build-2</meta:generator>
    <meta:print-date>2024-12-09T12:52:59.543521702</meta:print-date>
    <meta:document-statistic meta:table-count="0" meta:image-count="0" meta:object-count="0" meta:page-count="1" meta:paragraph-count="58" meta:word-count="185" meta:character-count="1263" meta:non-whitespace-character-count="950"/>
  </office:meta>
</office:document-meta>
</file>